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4C00000376DB561541.png" manifest:media-type="image/png"/>
  <manifest:file-entry manifest:full-path="Pictures/100000000000054C000003776DB6F74C.png" manifest:media-type="image/png"/>
  <manifest:file-entry manifest:full-path="Pictures/100000000000054D000003761DCBC711.png" manifest:media-type="image/png"/>
  <manifest:file-entry manifest:full-path="Pictures/100000000000054C00000375DA859DF5.png" manifest:media-type="image/png"/>
  <manifest:file-entry manifest:full-path="Pictures/100000000000054C00000377F56B84D5.png" manifest:media-type="image/png"/>
  <manifest:file-entry manifest:full-path="Pictures/100000000000054B00000376D8DFC7C1.png" manifest:media-type="image/png"/>
  <manifest:file-entry manifest:full-path="Pictures/100000000000054C0000037704B4B7BB.png" manifest:media-type="image/png"/>
  <manifest:file-entry manifest:full-path="Pictures/100000000000054B000003761E0D60DA.png" manifest:media-type="image/png"/>
  <manifest:file-entry manifest:full-path="Pictures/100000000000054B00000376673AE85F.png" manifest:media-type="image/png"/>
  <manifest:file-entry manifest:full-path="Pictures/100000000000054C0000037685E38292.png" manifest:media-type="image/png"/>
  <manifest:file-entry manifest:full-path="Pictures/100000000000054B00000375392F220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>
          <draw:text-box>
            <text:p><text:span text:style-name="T1">Клуб</text:span></text:p>
            <text:p><text:span text:style-name="T1">Лояльных</text:span></text:p>
            <text:p><text:span text:style-name="T1">Потребителей</text:span></text:p>
            <text:p><text:span text:style-name="T2"/></text:p>
            <text:p><text:span text:style-name="T2">libre.life/club/consumers/r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4cm" svg:height="17.163cm" svg:x="1.4cm" svg:y="0.837cm" presentation:class="graphic" presentation:user-transformed="true">
          <draw:image xlink:href="Pictures/100000000000054B00000375392F22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cm" svg:height="16.363cm" svg:x="1.4cm" svg:y="0.837cm" presentation:class="graphic" presentation:user-transformed="true">
          <draw:image xlink:href="Pictures/100000000000054B00000376673AE8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2cm" svg:height="16.563cm" svg:x="1.4cm" svg:y="0.837cm" presentation:class="graphic" presentation:user-transformed="true">
          <draw:image xlink:href="Pictures/100000000000054B000003761E0D60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2cm" svg:height="16.363cm" svg:x="1.4cm" svg:y="0.837cm" presentation:class="graphic" presentation:user-transformed="true">
          <draw:image xlink:href="Pictures/100000000000054C0000037685E382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2cm" svg:height="16.363cm" svg:x="1.4cm" svg:y="0.837cm" presentation:class="graphic" presentation:user-transformed="true">
          <draw:image xlink:href="Pictures/100000000000054C0000037704B4B7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2cm" svg:height="16.4cm" svg:x="1.4cm" svg:y="0.8cm" presentation:class="graphic" presentation:user-transformed="true">
          <draw:image xlink:href="Pictures/100000000000054B00000376D8DFC7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2cm" svg:height="16.363cm" svg:x="1.4cm" svg:y="0.837cm" presentation:class="graphic" presentation:user-transformed="true">
          <draw:image xlink:href="Pictures/100000000000054C00000377F56B84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2cm" svg:height="16.763cm" svg:x="1.4cm" svg:y="0.837cm" presentation:class="graphic" presentation:user-transformed="true">
          <draw:image xlink:href="Pictures/100000000000054C00000375DA859D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2cm" svg:height="16.163cm" svg:x="1.4cm" svg:y="0.837cm" presentation:class="graphic" presentation:user-transformed="true">
          <draw:image xlink:href="Pictures/100000000000054D000003761DCBC7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2cm" svg:height="16.163cm" svg:x="1.4cm" svg:y="0.837cm" presentation:class="graphic" presentation:user-transformed="true">
          <draw:image xlink:href="Pictures/100000000000054C00000376DB5615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2cm" svg:height="16.563cm" svg:x="1.4cm" svg:y="0.837cm" presentation:class="graphic" presentation:user-transformed="true">
          <draw:image xlink:href="Pictures/100000000000054C000003776DB6F7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Спасибо за внимание :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1"><text:span text:style-name="T2">Клуб Лояльных Потребителей</text:span></text:p>
            <text:p text:style-name="P1"><text:span text:style-name="T2">libre.life/club/consumers/ru</text:span></text:p>
            <text:list text:style-name="L3">
              <text:list-header>
                <text:p/>
                <text:p text:style-name="P1"><text:span text:style-name="T3">Ярослав Логинов</text:span></text:p>
                <text:p text:style-name="P1"><text:span text:style-name="T3"><text:a xlink:href="mailto:prof1983@yandex.ru" xlink:type="simple">prof1983@yandex.ru</text:a></text:span></text:p>
                <text:p text:style-name="P1"><text:span text:style-name="T3">fb.com/prof1983</text:span></text:p>
                <text:p text:style-name="P1"><text:span text:style-name="T3">+7 925 265 8808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3T18:54:55.419033043</meta:creation-date>
    <dc:date>2016-04-13T19:03:36.349474492</dc:date>
    <meta:editing-duration>PT3M4S</meta:editing-duration>
    <meta:editing-cycles>3</meta:editing-cycles>
    <meta:generator>LibreOffice/4.2.8.2$Linux_X86_64 LibreOffice_project/420m0$Build-2</meta:generator>
    <meta:document-statistic meta:object-count="73"/>
  </office:meta>
</office:document-meta>
</file>